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3055in"/>
    </style:style>
    <style:style style:name="co3" style:family="table-column">
      <style:table-column-properties fo:break-before="auto" style:column-width="0.6661in"/>
    </style:style>
    <style:style style:name="co4" style:family="table-column">
      <style:table-column-properties fo:break-before="auto" style:column-width="1.9992in"/>
    </style:style>
    <style:style style:name="co5" style:family="table-column">
      <style:table-column-properties fo:break-before="auto" style:column-width="0.8299in"/>
    </style:style>
    <style:style style:name="co6" style:family="table-column">
      <style:table-column-properties fo:break-before="auto" style:column-width="1.1154in"/>
    </style:style>
    <style:style style:name="co7" style:family="table-column">
      <style:table-column-properties fo:break-before="auto" style:column-width="0.7618in"/>
    </style:style>
    <style:style style:name="co8" style:family="table-column">
      <style:table-column-properties fo:break-before="auto" style:column-width="0.8839in"/>
    </style:style>
    <style:style style:name="co9" style:family="table-column">
      <style:table-column-properties fo:break-before="auto" style:column-width="0.9661in"/>
    </style:style>
    <style:style style:name="co10" style:family="table-column">
      <style:table-column-properties fo:break-before="auto" style:column-width="0.8429in"/>
    </style:style>
    <style:style style:name="co11" style:family="table-column">
      <style:table-column-properties fo:break-before="auto" style:column-width="0.911in"/>
    </style:style>
    <style:style style:name="co12" style:family="table-column">
      <style:table-column-properties fo:break-before="auto" style:column-width="0.789in"/>
    </style:style>
    <style:style style:name="co13" style:family="table-column">
      <style:table-column-properties fo:break-before="auto" style:column-width="0.8701in"/>
    </style:style>
    <style:style style:name="ro1" style:family="table-row">
      <style:table-row-properties style:row-height="0.1681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3366in" fo:break-before="auto" style:use-optimal-row-height="true"/>
    </style:style>
    <style:style style:name="ro5"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style:text-properties fo:color="#000000" style:font-name="Andale Sans UI" fo:font-size="10pt" fo:language="none" fo:country="none" style:font-name-asian="Andale Sans UI" style:font-size-asian="10pt" style:language-asian="none" style:country-asian="none" style:font-name-complex="Andale Sans UI" style:font-size-complex="10pt" style:language-complex="none" style:country-complex="none"/>
    </style:style>
    <style:style style:name="ce2" style:family="table-cell" style:parent-style-name="Default" style:data-style-name="N0"/>
    <style:style style:name="ce3" style:family="table-cell" style:parent-style-name="Default">
      <style:table-cell-properties fo:wrap-option="wrap"/>
    </style:style>
    <style:style style:name="ce4" style:family="table-cell" style:parent-style-name="Default">
      <style:text-properties style:font-name="Liberation Sans" style:font-name-asian="WenQuanYi Zen Hei" style:font-name-complex="Lohit Hindi"/>
    </style:style>
    <style:style style:name="ce5" style:family="table-cell" style:parent-style-name="Default">
      <style:text-properties style:font-name="Liberation Sans" fo:font-weight="bold" style:font-name-asian="WenQuanYi Zen Hei" style:font-weight-asian="bold" style:font-name-complex="Lohit Hindi"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default-cell-style-name="Default"/>
        <table:table-row table:style-name="ro1">
          <table:table-cell office:value-type="string">
            <text:p>TTTA pg. 70-71.</text:p>
          </table:table-cell>
          <table:table-cell table:number-columns-repeated="15"/>
        </table:table-row>
        <table:table-row table:style-name="ro1">
          <table:table-cell office:value-type="string">
            <text:p>Date: </text:p>
          </table:table-cell>
          <table:table-cell/>
          <table:table-cell table:style-name="ce1" office:value-type="date" office:date-value="1927-01-24">
            <text:p>01/24/27</text:p>
          </table:table-cell>
          <table:table-cell table:number-columns-repeated="13"/>
        </table:table-row>
        <table:table-row table:style-name="ro1" table:number-rows-repeated="2">
          <table:table-cell table:number-columns-repeated="2"/>
          <table:table-cell table:style-name="ce1"/>
          <table:table-cell table:number-columns-repeated="13"/>
        </table:table-row>
        <table:table-row table:style-name="ro1">
          <table:table-cell office:value-type="string">
            <text:p>Each degree on wheel of 24 is:</text:p>
          </table:table-cell>
          <table:table-cell/>
          <table:table-cell table:style-name="ce2" table:formula="of:=2.4 / 360" office:value-type="float" office:value="0.00666666666666667">
            <text:p>0.0066666667</text:p>
          </table:table-cell>
          <table:table-cell table:number-columns-repeated="13"/>
        </table:table-row>
        <table:table-row table:style-name="ro1" table:number-rows-repeated="4">
          <table:table-cell table:number-columns-repeated="2"/>
          <table:table-cell table:style-name="ce2"/>
          <table:table-cell table:number-columns-repeated="13"/>
        </table:table-row>
        <table:table-row table:style-name="ro2">
          <table:table-cell table:number-columns-repeated="4"/>
          <table:table-cell table:style-name="ce3" office:value-type="string">
            <text:p>Value conversion to 2.4 wheel amount:</text:p>
          </table:table-cell>
          <table:table-cell table:style-name="ce3" table:number-columns-repeated="2"/>
          <table:table-cell table:number-columns-repeated="9"/>
        </table:table-row>
        <table:table-row table:style-name="ro1">
          <table:table-cell/>
          <table:table-cell office:value-type="string">
            <text:p>G. Moon:</text:p>
          </table:table-cell>
          <table:table-cell office:value-type="float" office:value="200">
            <text:p>200</text:p>
          </table:table-cell>
          <table:table-cell/>
          <table:table-cell table:formula="of:=[.C11] * [.$C$5]" office:value-type="float" office:value="1.33333333333333">
            <text:p>1.3333333333</text:p>
          </table:table-cell>
          <table:table-cell table:number-columns-repeated="11"/>
        </table:table-row>
        <table:table-row table:style-name="ro3">
          <table:table-cell/>
          <table:table-cell office:value-type="string">
            <text:p>H.Mercury</text:p>
          </table:table-cell>
          <table:table-cell office:value-type="float" office:value="295.23">
            <text:p>295.23</text:p>
          </table:table-cell>
          <table:table-cell/>
          <table:table-cell table:formula="of:=[.C12] * [.$C$5]" office:value-type="float" office:value="1.9682">
            <text:p>1.9682</text:p>
          </table:table-cell>
          <table:table-cell table:number-columns-repeated="11"/>
        </table:table-row>
        <table:table-row table:style-name="ro3">
          <table:table-cell/>
          <table:table-cell office:value-type="string">
            <text:p>H.Venus</text:p>
          </table:table-cell>
          <table:table-cell office:value-type="float" office:value="340">
            <text:p>340</text:p>
          </table:table-cell>
          <table:table-cell/>
          <table:table-cell table:formula="of:=[.C13] * [.$C$5]" office:value-type="float" office:value="2.26666666666667">
            <text:p>2.2666666667</text:p>
          </table:table-cell>
          <table:table-cell table:number-columns-repeated="11"/>
        </table:table-row>
        <table:table-row table:style-name="ro3">
          <table:table-cell/>
          <table:table-cell office:value-type="string">
            <text:p>H.Earth</text:p>
          </table:table-cell>
          <table:table-cell office:value-type="float" office:value="123.7">
            <text:p>123.7</text:p>
          </table:table-cell>
          <table:table-cell/>
          <table:table-cell table:formula="of:=[.C14] * [.$C$5]" office:value-type="float" office:value="0.824666666666667">
            <text:p>0.8246666667</text:p>
          </table:table-cell>
          <table:table-cell table:number-columns-repeated="11"/>
        </table:table-row>
        <table:table-row table:style-name="ro3">
          <table:table-cell/>
          <table:table-cell office:value-type="string">
            <text:p>H.Mars</text:p>
          </table:table-cell>
          <table:table-cell office:value-type="float" office:value="84.567">
            <text:p>84.567</text:p>
          </table:table-cell>
          <table:table-cell/>
          <table:table-cell table:formula="of:=[.C15] * [.$C$5]" office:value-type="float" office:value="0.56378">
            <text:p>0.56378</text:p>
          </table:table-cell>
          <table:table-cell table:number-columns-repeated="11"/>
        </table:table-row>
        <table:table-row table:style-name="ro1" table:number-rows-repeated="4">
          <table:table-cell table:number-columns-repeated="16"/>
        </table:table-row>
        <table:table-row table:style-name="ro1">
          <table:table-cell/>
          <table:table-cell office:value-type="string">
            <text:p>Increments of 2.4:</text:p>
          </table:table-cell>
          <table:table-cell table:number-columns-repeated="14"/>
        </table:table-row>
        <table:table-row table:style-name="ro4">
          <table:table-cell table:number-columns-repeated="2"/>
          <table:table-cell office:value-type="string">
            <text:p>Multiple:</text:p>
          </table:table-cell>
          <table:table-cell office:value-type="string">
            <text:p>Value:</text:p>
          </table:table-cell>
          <table:table-cell/>
          <table:table-cell table:style-name="ce3" office:value-type="string">
            <text:p>G.Moon added:</text:p>
          </table:table-cell>
          <table:table-cell table:style-name="ce3" office:value-type="string">
            <text:p>G.Moon subtracted:</text:p>
          </table:table-cell>
          <table:table-cell table:style-name="ce3" office:value-type="string">
            <text:p>H.Mercury added: </text:p>
          </table:table-cell>
          <table:table-cell table:style-name="ce3" office:value-type="string">
            <text:p>H. Mercury subtracted:</text:p>
          </table:table-cell>
          <table:table-cell table:style-name="ce3" office:value-type="string">
            <text:p>H.Venus added:</text:p>
          </table:table-cell>
          <table:table-cell table:style-name="ce3" office:value-type="string">
            <text:p>H.Venus subtracted:</text:p>
          </table:table-cell>
          <table:table-cell table:style-name="ce3" office:value-type="string">
            <text:p>H.Earth added:</text:p>
          </table:table-cell>
          <table:table-cell table:style-name="ce3" office:value-type="string">
            <text:p>H.Earth subtracted:</text:p>
          </table:table-cell>
          <table:table-cell table:style-name="ce3" office:value-type="string">
            <text:p>H.Mars added:</text:p>
          </table:table-cell>
          <table:table-cell table:style-name="ce3" office:value-type="string">
            <text:p>H.Mars subtracted:</text:p>
          </table:table-cell>
          <table:table-cell table:style-name="ce3"/>
        </table:table-row>
        <table:table-row table:style-name="ro1">
          <table:table-cell/>
          <table:table-cell office:value-type="float" office:value="2.4">
            <text:p>2.4</text:p>
          </table:table-cell>
          <table:table-cell office:value-type="float" office:value="1">
            <text:p>1</text:p>
          </table:table-cell>
          <table:table-cell table:formula="of:=[.B22] * [.C22]" office:value-type="float" office:value="2.4">
            <text:p>2.4</text:p>
          </table:table-cell>
          <table:table-cell/>
          <table:table-cell table:formula="of:=[.D22] + [.$E$11]" office:value-type="float" office:value="3.73333333333333">
            <text:p>3.7333333333</text:p>
          </table:table-cell>
          <table:table-cell table:formula="of:=[.D22] - [.$E$11]" office:value-type="float" office:value="1.06666666666667">
            <text:p>1.0666666667</text:p>
          </table:table-cell>
          <table:table-cell table:formula="of:=[.D22] + [.$E$12]" office:value-type="float" office:value="4.3682">
            <text:p>4.3682</text:p>
          </table:table-cell>
          <table:table-cell table:formula="of:=[.D22]-[.$E$12]" office:value-type="float" office:value="0.4318">
            <text:p>0.4318</text:p>
          </table:table-cell>
          <table:table-cell table:formula="of:=[.D22] + [.$E$13]" office:value-type="float" office:value="4.66666666666667">
            <text:p>4.6666666667</text:p>
          </table:table-cell>
          <table:table-cell table:formula="of:=[.D22] - [.$E$13]" office:value-type="float" office:value="0.133333333333333">
            <text:p>0.1333333333</text:p>
          </table:table-cell>
          <table:table-cell table:style-name="ce4" table:formula="of:=[.D22] + [.$E$14]" office:value-type="float" office:value="3.22466666666667">
            <text:p>3.2246666667</text:p>
          </table:table-cell>
          <table:table-cell table:style-name="ce4" table:formula="of:=[.D22] - [.$E$14]" office:value-type="float" office:value="1.57533333333333">
            <text:p>1.5753333333</text:p>
          </table:table-cell>
          <table:table-cell table:formula="of:=[.D22] + [.$E$15]" office:value-type="float" office:value="2.96378">
            <text:p>2.96378</text:p>
          </table:table-cell>
          <table:table-cell table:formula="of:=[.D22] - [.$E$15]" office:value-type="float" office:value="1.83622">
            <text:p>1.83622</text:p>
          </table:table-cell>
          <table:table-cell/>
        </table:table-row>
        <table:table-row table:style-name="ro1">
          <table:table-cell/>
          <table:table-cell office:value-type="float" office:value="2.4">
            <text:p>2.4</text:p>
          </table:table-cell>
          <table:table-cell office:value-type="float" office:value="2">
            <text:p>2</text:p>
          </table:table-cell>
          <table:table-cell table:formula="of:=[.B23] * [.C23]" office:value-type="float" office:value="4.8">
            <text:p>4.8</text:p>
          </table:table-cell>
          <table:table-cell/>
          <table:table-cell table:formula="of:=[.D23] + [.$E$11]" office:value-type="float" office:value="6.13333333333333">
            <text:p>6.1333333333</text:p>
          </table:table-cell>
          <table:table-cell table:formula="of:=[.D23] - [.$E$11]" office:value-type="float" office:value="3.46666666666667">
            <text:p>3.4666666667</text:p>
          </table:table-cell>
          <table:table-cell table:formula="of:=[.D23] + [.$E$12]" office:value-type="float" office:value="6.7682">
            <text:p>6.7682</text:p>
          </table:table-cell>
          <table:table-cell table:formula="of:=[.D23]-[.$E$12]" office:value-type="float" office:value="2.8318">
            <text:p>2.8318</text:p>
          </table:table-cell>
          <table:table-cell table:formula="of:=[.D23] + [.$E$13]" office:value-type="float" office:value="7.06666666666667">
            <text:p>7.0666666667</text:p>
          </table:table-cell>
          <table:table-cell table:formula="of:=[.D23] - [.$E$13]" office:value-type="float" office:value="2.53333333333333">
            <text:p>2.5333333333</text:p>
          </table:table-cell>
          <table:table-cell table:style-name="ce4" table:formula="of:=[.D23] + [.$E$14]" office:value-type="float" office:value="5.62466666666667">
            <text:p>5.6246666667</text:p>
          </table:table-cell>
          <table:table-cell table:style-name="ce4" table:formula="of:=[.D23] - [.$E$14]" office:value-type="float" office:value="3.97533333333333">
            <text:p>3.9753333333</text:p>
          </table:table-cell>
          <table:table-cell table:formula="of:=[.D23] + [.$E$15]" office:value-type="float" office:value="5.36378">
            <text:p>5.36378</text:p>
          </table:table-cell>
          <table:table-cell table:formula="of:=[.D23] - [.$E$15]" office:value-type="float" office:value="4.23622">
            <text:p>4.23622</text:p>
          </table:table-cell>
          <table:table-cell/>
        </table:table-row>
        <table:table-row table:style-name="ro1">
          <table:table-cell/>
          <table:table-cell office:value-type="float" office:value="2.4">
            <text:p>2.4</text:p>
          </table:table-cell>
          <table:table-cell office:value-type="float" office:value="3">
            <text:p>3</text:p>
          </table:table-cell>
          <table:table-cell table:formula="of:=[.B24] * [.C24]" office:value-type="float" office:value="7.2">
            <text:p>7.2</text:p>
          </table:table-cell>
          <table:table-cell/>
          <table:table-cell table:formula="of:=[.D24] + [.$E$11]" office:value-type="float" office:value="8.53333333333333">
            <text:p>8.5333333333</text:p>
          </table:table-cell>
          <table:table-cell table:formula="of:=[.D24] - [.$E$11]" office:value-type="float" office:value="5.86666666666667">
            <text:p>5.8666666667</text:p>
          </table:table-cell>
          <table:table-cell table:formula="of:=[.D24] + [.$E$12]" office:value-type="float" office:value="9.1682">
            <text:p>9.1682</text:p>
          </table:table-cell>
          <table:table-cell table:formula="of:=[.D24]-[.$E$12]" office:value-type="float" office:value="5.2318">
            <text:p>5.2318</text:p>
          </table:table-cell>
          <table:table-cell table:formula="of:=[.D24] + [.$E$13]" office:value-type="float" office:value="9.46666666666667">
            <text:p>9.4666666667</text:p>
          </table:table-cell>
          <table:table-cell table:formula="of:=[.D24] - [.$E$13]" office:value-type="float" office:value="4.93333333333333">
            <text:p>4.9333333333</text:p>
          </table:table-cell>
          <table:table-cell table:style-name="ce4" table:formula="of:=[.D24] + [.$E$14]" office:value-type="float" office:value="8.02466666666667">
            <text:p>8.0246666667</text:p>
          </table:table-cell>
          <table:table-cell table:style-name="ce4" table:formula="of:=[.D24] - [.$E$14]" office:value-type="float" office:value="6.37533333333333">
            <text:p>6.3753333333</text:p>
          </table:table-cell>
          <table:table-cell table:formula="of:=[.D24] + [.$E$15]" office:value-type="float" office:value="7.76378">
            <text:p>7.76378</text:p>
          </table:table-cell>
          <table:table-cell table:formula="of:=[.D24] - [.$E$15]" office:value-type="float" office:value="6.63622">
            <text:p>6.63622</text:p>
          </table:table-cell>
          <table:table-cell/>
        </table:table-row>
        <table:table-row table:style-name="ro1">
          <table:table-cell/>
          <table:table-cell office:value-type="float" office:value="2.4">
            <text:p>2.4</text:p>
          </table:table-cell>
          <table:table-cell office:value-type="float" office:value="4">
            <text:p>4</text:p>
          </table:table-cell>
          <table:table-cell table:formula="of:=[.B25] * [.C25]" office:value-type="float" office:value="9.6">
            <text:p>9.6</text:p>
          </table:table-cell>
          <table:table-cell/>
          <table:table-cell table:formula="of:=[.D25] + [.$E$11]" office:value-type="float" office:value="10.9333333333333">
            <text:p>10.9333333333</text:p>
          </table:table-cell>
          <table:table-cell table:formula="of:=[.D25] - [.$E$11]" office:value-type="float" office:value="8.26666666666667">
            <text:p>8.2666666667</text:p>
          </table:table-cell>
          <table:table-cell table:formula="of:=[.D25] + [.$E$12]" office:value-type="float" office:value="11.5682">
            <text:p>11.5682</text:p>
          </table:table-cell>
          <table:table-cell table:formula="of:=[.D25]-[.$E$12]" office:value-type="float" office:value="7.6318">
            <text:p>7.6318</text:p>
          </table:table-cell>
          <table:table-cell table:formula="of:=[.D25] + [.$E$13]" office:value-type="float" office:value="11.8666666666667">
            <text:p>11.8666666667</text:p>
          </table:table-cell>
          <table:table-cell table:formula="of:=[.D25] - [.$E$13]" office:value-type="float" office:value="7.33333333333333">
            <text:p>7.3333333333</text:p>
          </table:table-cell>
          <table:table-cell table:style-name="ce4" table:formula="of:=[.D25] + [.$E$14]" office:value-type="float" office:value="10.4246666666667">
            <text:p>10.4246666667</text:p>
          </table:table-cell>
          <table:table-cell table:style-name="ce4" table:formula="of:=[.D25] - [.$E$14]" office:value-type="float" office:value="8.77533333333333">
            <text:p>8.7753333333</text:p>
          </table:table-cell>
          <table:table-cell table:formula="of:=[.D25] + [.$E$15]" office:value-type="float" office:value="10.16378">
            <text:p>10.16378</text:p>
          </table:table-cell>
          <table:table-cell table:formula="of:=[.D25] - [.$E$15]" office:value-type="float" office:value="9.03622">
            <text:p>9.03622</text:p>
          </table:table-cell>
          <table:table-cell/>
        </table:table-row>
        <table:table-row table:style-name="ro1">
          <table:table-cell/>
          <table:table-cell office:value-type="float" office:value="2.4">
            <text:p>2.4</text:p>
          </table:table-cell>
          <table:table-cell office:value-type="float" office:value="5">
            <text:p>5</text:p>
          </table:table-cell>
          <table:table-cell table:formula="of:=[.B26] * [.C26]" office:value-type="float" office:value="12">
            <text:p>12</text:p>
          </table:table-cell>
          <table:table-cell/>
          <table:table-cell table:formula="of:=[.D26] + [.$E$11]" office:value-type="float" office:value="13.3333333333333">
            <text:p>13.3333333333</text:p>
          </table:table-cell>
          <table:table-cell table:formula="of:=[.D26] - [.$E$11]" office:value-type="float" office:value="10.6666666666667">
            <text:p>10.6666666667</text:p>
          </table:table-cell>
          <table:table-cell table:formula="of:=[.D26] + [.$E$12]" office:value-type="float" office:value="13.9682">
            <text:p>13.9682</text:p>
          </table:table-cell>
          <table:table-cell table:formula="of:=[.D26]-[.$E$12]" office:value-type="float" office:value="10.0318">
            <text:p>10.0318</text:p>
          </table:table-cell>
          <table:table-cell table:formula="of:=[.D26] + [.$E$13]" office:value-type="float" office:value="14.2666666666667">
            <text:p>14.2666666667</text:p>
          </table:table-cell>
          <table:table-cell table:formula="of:=[.D26] - [.$E$13]" office:value-type="float" office:value="9.73333333333333">
            <text:p>9.7333333333</text:p>
          </table:table-cell>
          <table:table-cell table:style-name="ce4" table:formula="of:=[.D26] + [.$E$14]" office:value-type="float" office:value="12.8246666666667">
            <text:p>12.8246666667</text:p>
          </table:table-cell>
          <table:table-cell table:style-name="ce4" table:formula="of:=[.D26] - [.$E$14]" office:value-type="float" office:value="11.1753333333333">
            <text:p>11.1753333333</text:p>
          </table:table-cell>
          <table:table-cell table:formula="of:=[.D26] + [.$E$15]" office:value-type="float" office:value="12.56378">
            <text:p>12.56378</text:p>
          </table:table-cell>
          <table:table-cell table:formula="of:=[.D26] - [.$E$15]" office:value-type="float" office:value="11.43622">
            <text:p>11.43622</text:p>
          </table:table-cell>
          <table:table-cell/>
        </table:table-row>
        <table:table-row table:style-name="ro1">
          <table:table-cell/>
          <table:table-cell office:value-type="float" office:value="2.4">
            <text:p>2.4</text:p>
          </table:table-cell>
          <table:table-cell office:value-type="float" office:value="6">
            <text:p>6</text:p>
          </table:table-cell>
          <table:table-cell table:formula="of:=[.B27] * [.C27]" office:value-type="float" office:value="14.4">
            <text:p>14.4</text:p>
          </table:table-cell>
          <table:table-cell/>
          <table:table-cell table:formula="of:=[.D27] + [.$E$11]" office:value-type="float" office:value="15.7333333333333">
            <text:p>15.7333333333</text:p>
          </table:table-cell>
          <table:table-cell table:formula="of:=[.D27] - [.$E$11]" office:value-type="float" office:value="13.0666666666667">
            <text:p>13.0666666667</text:p>
          </table:table-cell>
          <table:table-cell table:formula="of:=[.D27] + [.$E$12]" office:value-type="float" office:value="16.3682">
            <text:p>16.3682</text:p>
          </table:table-cell>
          <table:table-cell table:formula="of:=[.D27]-[.$E$12]" office:value-type="float" office:value="12.4318">
            <text:p>12.4318</text:p>
          </table:table-cell>
          <table:table-cell table:formula="of:=[.D27] + [.$E$13]" office:value-type="float" office:value="16.6666666666667">
            <text:p>16.6666666667</text:p>
          </table:table-cell>
          <table:table-cell table:formula="of:=[.D27] - [.$E$13]" office:value-type="float" office:value="12.1333333333333">
            <text:p>12.1333333333</text:p>
          </table:table-cell>
          <table:table-cell table:style-name="ce4" table:formula="of:=[.D27] + [.$E$14]" office:value-type="float" office:value="15.2246666666667">
            <text:p>15.2246666667</text:p>
          </table:table-cell>
          <table:table-cell table:style-name="ce4" table:formula="of:=[.D27] - [.$E$14]" office:value-type="float" office:value="13.5753333333333">
            <text:p>13.5753333333</text:p>
          </table:table-cell>
          <table:table-cell table:formula="of:=[.D27] + [.$E$15]" office:value-type="float" office:value="14.96378">
            <text:p>14.96378</text:p>
          </table:table-cell>
          <table:table-cell table:formula="of:=[.D27] - [.$E$15]" office:value-type="float" office:value="13.83622">
            <text:p>13.83622</text:p>
          </table:table-cell>
          <table:table-cell/>
        </table:table-row>
        <table:table-row table:style-name="ro1">
          <table:table-cell/>
          <table:table-cell office:value-type="float" office:value="2.4">
            <text:p>2.4</text:p>
          </table:table-cell>
          <table:table-cell office:value-type="float" office:value="7">
            <text:p>7</text:p>
          </table:table-cell>
          <table:table-cell table:formula="of:=[.B28] * [.C28]" office:value-type="float" office:value="16.8">
            <text:p>16.8</text:p>
          </table:table-cell>
          <table:table-cell/>
          <table:table-cell table:formula="of:=[.D28] + [.$E$11]" office:value-type="float" office:value="18.1333333333333">
            <text:p>18.1333333333</text:p>
          </table:table-cell>
          <table:table-cell table:formula="of:=[.D28] - [.$E$11]" office:value-type="float" office:value="15.4666666666667">
            <text:p>15.4666666667</text:p>
          </table:table-cell>
          <table:table-cell table:formula="of:=[.D28] + [.$E$12]" office:value-type="float" office:value="18.7682">
            <text:p>18.7682</text:p>
          </table:table-cell>
          <table:table-cell table:formula="of:=[.D28]-[.$E$12]" office:value-type="float" office:value="14.8318">
            <text:p>14.8318</text:p>
          </table:table-cell>
          <table:table-cell table:formula="of:=[.D28] + [.$E$13]" office:value-type="float" office:value="19.0666666666667">
            <text:p>19.0666666667</text:p>
          </table:table-cell>
          <table:table-cell table:formula="of:=[.D28] - [.$E$13]" office:value-type="float" office:value="14.5333333333333">
            <text:p>14.5333333333</text:p>
          </table:table-cell>
          <table:table-cell table:style-name="ce4" table:formula="of:=[.D28] + [.$E$14]" office:value-type="float" office:value="17.6246666666667">
            <text:p>17.6246666667</text:p>
          </table:table-cell>
          <table:table-cell table:style-name="ce4" table:formula="of:=[.D28] - [.$E$14]" office:value-type="float" office:value="15.9753333333333">
            <text:p>15.9753333333</text:p>
          </table:table-cell>
          <table:table-cell table:formula="of:=[.D28] + [.$E$15]" office:value-type="float" office:value="17.36378">
            <text:p>17.36378</text:p>
          </table:table-cell>
          <table:table-cell table:formula="of:=[.D28] - [.$E$15]" office:value-type="float" office:value="16.23622">
            <text:p>16.23622</text:p>
          </table:table-cell>
          <table:table-cell/>
        </table:table-row>
        <table:table-row table:style-name="ro1">
          <table:table-cell table:number-columns-repeated="16"/>
        </table:table-row>
        <table:table-row table:style-name="ro1">
          <table:table-cell table:number-columns-repeated="2"/>
          <table:table-cell office:value-type="string">
            <text:p>Multiple:</text:p>
          </table:table-cell>
          <table:table-cell office:value-type="string">
            <text:p>Value:</text:p>
          </table:table-cell>
          <table:table-cell office:value-type="string">
            <text:p>Time Factor of 70 added:</text:p>
          </table:table-cell>
          <table:table-cell table:number-columns-repeated="11"/>
        </table:table-row>
        <table:table-row table:style-name="ro1">
          <table:table-cell/>
          <table:table-cell office:value-type="float" office:value="2.4">
            <text:p>2.4</text:p>
          </table:table-cell>
          <table:table-cell office:value-type="float" office:value="1">
            <text:p>1</text:p>
          </table:table-cell>
          <table:table-cell table:formula="of:=[.B31] * [.C31]" office:value-type="float" office:value="2.4">
            <text:p>2.4</text:p>
          </table:table-cell>
          <table:table-cell/>
          <table:table-cell table:formula="of:=(70 * [.$C$5]) + [.F22]" office:value-type="float" office:value="4.2">
            <text:p>4.2</text:p>
          </table:table-cell>
          <table:table-cell table:style-name="ce4" table:formula="of:=(70 * [.$C$5]) + [.G22]" office:value-type="float" office:value="1.53333333333333">
            <text:p>1.5333333333</text:p>
          </table:table-cell>
          <table:table-cell table:style-name="ce4" table:formula="of:=(70 * [.$C$5]) + [.H22]" office:value-type="float" office:value="4.83486666666667">
            <text:p>4.8348666667</text:p>
          </table:table-cell>
          <table:table-cell table:style-name="ce4" table:formula="of:=(70 * [.$C$5]) + [.I22]" office:value-type="float" office:value="0.898466666666666">
            <text:p>0.8984666667</text:p>
          </table:table-cell>
          <table:table-cell table:style-name="ce4" table:formula="of:=(70 * [.$C$5]) + [.J22]" office:value-type="float" office:value="5.13333333333333">
            <text:p>5.1333333333</text:p>
          </table:table-cell>
          <table:table-cell table:style-name="ce4" table:formula="of:=(70 * [.$C$5]) + [.K22]" office:value-type="float" office:value="0.6">
            <text:p>0.6</text:p>
          </table:table-cell>
          <table:table-cell table:style-name="ce4" table:formula="of:=(70 * [.$C$5]) + [.L22]" office:value-type="float" office:value="3.69133333333333">
            <text:p>3.6913333333</text:p>
          </table:table-cell>
          <table:table-cell table:style-name="ce4" table:formula="of:=(70 * [.$C$5]) + [.M22]" office:value-type="float" office:value="2.042">
            <text:p>2.042</text:p>
          </table:table-cell>
          <table:table-cell table:style-name="ce4" table:formula="of:=(70 * [.$C$5]) + [.N22]" office:value-type="float" office:value="3.43044666666667">
            <text:p>3.4304466667</text:p>
          </table:table-cell>
          <table:table-cell table:style-name="ce4" table:formula="of:=(70 * [.$C$5]) + [.O22]" office:value-type="float" office:value="2.30288666666667">
            <text:p>2.3028866667</text:p>
          </table:table-cell>
          <table:table-cell/>
        </table:table-row>
        <table:table-row table:style-name="ro1">
          <table:table-cell/>
          <table:table-cell office:value-type="float" office:value="2.4">
            <text:p>2.4</text:p>
          </table:table-cell>
          <table:table-cell office:value-type="float" office:value="2">
            <text:p>2</text:p>
          </table:table-cell>
          <table:table-cell table:formula="of:=[.B32] * [.C32]" office:value-type="float" office:value="4.8">
            <text:p>4.8</text:p>
          </table:table-cell>
          <table:table-cell/>
          <table:table-cell table:formula="of:=(70 * [.$C$5]) + [.F23]" office:value-type="float" office:value="6.6">
            <text:p>6.6</text:p>
          </table:table-cell>
          <table:table-cell table:style-name="ce4" table:formula="of:=(70 * [.$C$5]) + [.G23]" office:value-type="float" office:value="3.93333333333333">
            <text:p>3.9333333333</text:p>
          </table:table-cell>
          <table:table-cell table:style-name="ce4" table:formula="of:=(70 * [.$C$5]) + [.H23]" office:value-type="float" office:value="7.23486666666667">
            <text:p>7.2348666667</text:p>
          </table:table-cell>
          <table:table-cell table:style-name="ce4" table:formula="of:=(70 * [.$C$5]) + [.I23]" office:value-type="float" office:value="3.29846666666667">
            <text:p>3.2984666667</text:p>
          </table:table-cell>
          <table:table-cell table:style-name="ce4" table:formula="of:=(70 * [.$C$5]) + [.J23]" office:value-type="float" office:value="7.53333333333333">
            <text:p>7.5333333333</text:p>
          </table:table-cell>
          <table:table-cell table:style-name="ce4" table:formula="of:=(70 * [.$C$5]) + [.K23]" office:value-type="float" office:value="3">
            <text:p>3</text:p>
          </table:table-cell>
          <table:table-cell table:style-name="ce4" table:formula="of:=(70 * [.$C$5]) + [.L23]" office:value-type="float" office:value="6.09133333333333">
            <text:p>6.0913333333</text:p>
          </table:table-cell>
          <table:table-cell table:style-name="ce4" table:formula="of:=(70 * [.$C$5]) + [.M23]" office:value-type="float" office:value="4.442">
            <text:p>4.442</text:p>
          </table:table-cell>
          <table:table-cell table:style-name="ce4" table:formula="of:=(70 * [.$C$5]) + [.N23]" office:value-type="float" office:value="5.83044666666667">
            <text:p>5.8304466667</text:p>
          </table:table-cell>
          <table:table-cell table:style-name="ce4" table:formula="of:=(70 * [.$C$5]) + [.O23]" office:value-type="float" office:value="4.70288666666667">
            <text:p>4.7028866667</text:p>
          </table:table-cell>
          <table:table-cell/>
        </table:table-row>
        <table:table-row table:style-name="ro1">
          <table:table-cell/>
          <table:table-cell office:value-type="float" office:value="2.4">
            <text:p>2.4</text:p>
          </table:table-cell>
          <table:table-cell office:value-type="float" office:value="3">
            <text:p>3</text:p>
          </table:table-cell>
          <table:table-cell table:formula="of:=[.B33] * [.C33]" office:value-type="float" office:value="7.2">
            <text:p>7.2</text:p>
          </table:table-cell>
          <table:table-cell/>
          <table:table-cell table:formula="of:=(70 * [.$C$5]) + [.F24]" office:value-type="float" office:value="9">
            <text:p>9</text:p>
          </table:table-cell>
          <table:table-cell table:style-name="ce4" table:formula="of:=(70 * [.$C$5]) + [.G24]" office:value-type="float" office:value="6.33333333333333">
            <text:p>6.3333333333</text:p>
          </table:table-cell>
          <table:table-cell table:style-name="ce4" table:formula="of:=(70 * [.$C$5]) + [.H24]" office:value-type="float" office:value="9.63486666666667">
            <text:p>9.6348666667</text:p>
          </table:table-cell>
          <table:table-cell table:style-name="ce4" table:formula="of:=(70 * [.$C$5]) + [.I24]" office:value-type="float" office:value="5.69846666666667">
            <text:p>5.6984666667</text:p>
          </table:table-cell>
          <table:table-cell table:style-name="ce4" table:formula="of:=(70 * [.$C$5]) + [.J24]" office:value-type="float" office:value="9.93333333333333">
            <text:p>9.9333333333</text:p>
          </table:table-cell>
          <table:table-cell table:style-name="ce4" table:formula="of:=(70 * [.$C$5]) + [.K24]" office:value-type="float" office:value="5.4">
            <text:p>5.4</text:p>
          </table:table-cell>
          <table:table-cell table:style-name="ce4" table:formula="of:=(70 * [.$C$5]) + [.L24]" office:value-type="float" office:value="8.49133333333333">
            <text:p>8.4913333333</text:p>
          </table:table-cell>
          <table:table-cell table:style-name="ce4" table:formula="of:=(70 * [.$C$5]) + [.M24]" office:value-type="float" office:value="6.842">
            <text:p>6.842</text:p>
          </table:table-cell>
          <table:table-cell table:style-name="ce4" table:formula="of:=(70 * [.$C$5]) + [.N24]" office:value-type="float" office:value="8.23044666666667">
            <text:p>8.2304466667</text:p>
          </table:table-cell>
          <table:table-cell table:style-name="ce4" table:formula="of:=(70 * [.$C$5]) + [.O24]" office:value-type="float" office:value="7.10288666666667">
            <text:p>7.1028866667</text:p>
          </table:table-cell>
          <table:table-cell/>
        </table:table-row>
        <table:table-row table:style-name="ro1">
          <table:table-cell/>
          <table:table-cell office:value-type="float" office:value="2.4">
            <text:p>2.4</text:p>
          </table:table-cell>
          <table:table-cell office:value-type="float" office:value="4">
            <text:p>4</text:p>
          </table:table-cell>
          <table:table-cell table:formula="of:=[.B34] * [.C34]" office:value-type="float" office:value="9.6">
            <text:p>9.6</text:p>
          </table:table-cell>
          <table:table-cell/>
          <table:table-cell table:formula="of:=(70 * [.$C$5]) + [.F25]" office:value-type="float" office:value="11.4">
            <text:p>11.4</text:p>
          </table:table-cell>
          <table:table-cell table:style-name="ce4" table:formula="of:=(70 * [.$C$5]) + [.G25]" office:value-type="float" office:value="8.73333333333333">
            <text:p>8.7333333333</text:p>
          </table:table-cell>
          <table:table-cell table:style-name="ce4" table:formula="of:=(70 * [.$C$5]) + [.H25]" office:value-type="float" office:value="12.0348666666667">
            <text:p>12.0348666667</text:p>
          </table:table-cell>
          <table:table-cell table:style-name="ce4" table:formula="of:=(70 * [.$C$5]) + [.I25]" office:value-type="float" office:value="8.09846666666667">
            <text:p>8.0984666667</text:p>
          </table:table-cell>
          <table:table-cell table:style-name="ce4" table:formula="of:=(70 * [.$C$5]) + [.J25]" office:value-type="float" office:value="12.3333333333333">
            <text:p>12.3333333333</text:p>
          </table:table-cell>
          <table:table-cell table:style-name="ce4" table:formula="of:=(70 * [.$C$5]) + [.K25]" office:value-type="float" office:value="7.8">
            <text:p>7.8</text:p>
          </table:table-cell>
          <table:table-cell table:style-name="ce4" table:formula="of:=(70 * [.$C$5]) + [.L25]" office:value-type="float" office:value="10.8913333333333">
            <text:p>10.8913333333</text:p>
          </table:table-cell>
          <table:table-cell table:style-name="ce4" table:formula="of:=(70 * [.$C$5]) + [.M25]" office:value-type="float" office:value="9.242">
            <text:p>9.242</text:p>
          </table:table-cell>
          <table:table-cell table:style-name="ce4" table:formula="of:=(70 * [.$C$5]) + [.N25]" office:value-type="float" office:value="10.6304466666667">
            <text:p>10.6304466667</text:p>
          </table:table-cell>
          <table:table-cell table:style-name="ce4" table:formula="of:=(70 * [.$C$5]) + [.O25]" office:value-type="float" office:value="9.50288666666667">
            <text:p>9.5028866667</text:p>
          </table:table-cell>
          <table:table-cell/>
        </table:table-row>
        <table:table-row table:style-name="ro1">
          <table:table-cell/>
          <table:table-cell office:value-type="float" office:value="2.4">
            <text:p>2.4</text:p>
          </table:table-cell>
          <table:table-cell office:value-type="float" office:value="5">
            <text:p>5</text:p>
          </table:table-cell>
          <table:table-cell table:formula="of:=[.B35] * [.C35]" office:value-type="float" office:value="12">
            <text:p>12</text:p>
          </table:table-cell>
          <table:table-cell/>
          <table:table-cell table:formula="of:=(70 * [.$C$5]) + [.F26]" office:value-type="float" office:value="13.8">
            <text:p>13.8</text:p>
          </table:table-cell>
          <table:table-cell table:style-name="ce4" table:formula="of:=(70 * [.$C$5]) + [.G26]" office:value-type="float" office:value="11.1333333333333">
            <text:p>11.1333333333</text:p>
          </table:table-cell>
          <table:table-cell table:style-name="ce4" table:formula="of:=(70 * [.$C$5]) + [.H26]" office:value-type="float" office:value="14.4348666666667">
            <text:p>14.4348666667</text:p>
          </table:table-cell>
          <table:table-cell table:style-name="ce4" table:formula="of:=(70 * [.$C$5]) + [.I26]" office:value-type="float" office:value="10.4984666666667">
            <text:p>10.4984666667</text:p>
          </table:table-cell>
          <table:table-cell table:style-name="ce4" table:formula="of:=(70 * [.$C$5]) + [.J26]" office:value-type="float" office:value="14.7333333333333">
            <text:p>14.7333333333</text:p>
          </table:table-cell>
          <table:table-cell table:style-name="ce4" table:formula="of:=(70 * [.$C$5]) + [.K26]" office:value-type="float" office:value="10.2">
            <text:p>10.2</text:p>
          </table:table-cell>
          <table:table-cell table:style-name="ce4" table:formula="of:=(70 * [.$C$5]) + [.L26]" office:value-type="float" office:value="13.2913333333333">
            <text:p>13.2913333333</text:p>
          </table:table-cell>
          <table:table-cell table:style-name="ce4" table:formula="of:=(70 * [.$C$5]) + [.M26]" office:value-type="float" office:value="11.642">
            <text:p>11.642</text:p>
          </table:table-cell>
          <table:table-cell table:style-name="ce4" table:formula="of:=(70 * [.$C$5]) + [.N26]" office:value-type="float" office:value="13.0304466666667">
            <text:p>13.0304466667</text:p>
          </table:table-cell>
          <table:table-cell table:style-name="ce4" table:formula="of:=(70 * [.$C$5]) + [.O26]" office:value-type="float" office:value="11.9028866666667">
            <text:p>11.9028866667</text:p>
          </table:table-cell>
          <table:table-cell/>
        </table:table-row>
        <table:table-row table:style-name="ro1">
          <table:table-cell/>
          <table:table-cell office:value-type="float" office:value="2.4">
            <text:p>2.4</text:p>
          </table:table-cell>
          <table:table-cell office:value-type="float" office:value="6">
            <text:p>6</text:p>
          </table:table-cell>
          <table:table-cell table:formula="of:=[.B36] * [.C36]" office:value-type="float" office:value="14.4">
            <text:p>14.4</text:p>
          </table:table-cell>
          <table:table-cell/>
          <table:table-cell table:formula="of:=(70 * [.$C$5]) + [.F27]" office:value-type="float" office:value="16.2">
            <text:p>16.2</text:p>
          </table:table-cell>
          <table:table-cell table:style-name="ce4" table:formula="of:=(70 * [.$C$5]) + [.G27]" office:value-type="float" office:value="13.5333333333333">
            <text:p>13.5333333333</text:p>
          </table:table-cell>
          <table:table-cell table:style-name="ce4" table:formula="of:=(70 * [.$C$5]) + [.H27]" office:value-type="float" office:value="16.8348666666667">
            <text:p>16.8348666667</text:p>
          </table:table-cell>
          <table:table-cell table:style-name="ce4" table:formula="of:=(70 * [.$C$5]) + [.I27]" office:value-type="float" office:value="12.8984666666667">
            <text:p>12.8984666667</text:p>
          </table:table-cell>
          <table:table-cell table:style-name="ce4" table:formula="of:=(70 * [.$C$5]) + [.J27]" office:value-type="float" office:value="17.1333333333333">
            <text:p>17.1333333333</text:p>
          </table:table-cell>
          <table:table-cell table:style-name="ce4" table:formula="of:=(70 * [.$C$5]) + [.K27]" office:value-type="float" office:value="12.6">
            <text:p>12.6</text:p>
          </table:table-cell>
          <table:table-cell table:style-name="ce4" table:formula="of:=(70 * [.$C$5]) + [.L27]" office:value-type="float" office:value="15.6913333333333">
            <text:p>15.6913333333</text:p>
          </table:table-cell>
          <table:table-cell table:style-name="ce4" table:formula="of:=(70 * [.$C$5]) + [.M27]" office:value-type="float" office:value="14.042">
            <text:p>14.042</text:p>
          </table:table-cell>
          <table:table-cell table:style-name="ce4" table:formula="of:=(70 * [.$C$5]) + [.N27]" office:value-type="float" office:value="15.4304466666667">
            <text:p>15.4304466667</text:p>
          </table:table-cell>
          <table:table-cell table:style-name="ce4" table:formula="of:=(70 * [.$C$5]) + [.O27]" office:value-type="float" office:value="14.3028866666667">
            <text:p>14.3028866667</text:p>
          </table:table-cell>
          <table:table-cell/>
        </table:table-row>
        <table:table-row table:style-name="ro1">
          <table:table-cell/>
          <table:table-cell office:value-type="float" office:value="2.4">
            <text:p>2.4</text:p>
          </table:table-cell>
          <table:table-cell office:value-type="float" office:value="7">
            <text:p>7</text:p>
          </table:table-cell>
          <table:table-cell table:formula="of:=[.B37] * [.C37]" office:value-type="float" office:value="16.8">
            <text:p>16.8</text:p>
          </table:table-cell>
          <table:table-cell/>
          <table:table-cell table:formula="of:=(70 * [.$C$5]) + [.F28]" office:value-type="float" office:value="18.6">
            <text:p>18.6</text:p>
          </table:table-cell>
          <table:table-cell table:style-name="ce4" table:formula="of:=(70 * [.$C$5]) + [.G28]" office:value-type="float" office:value="15.9333333333333">
            <text:p>15.9333333333</text:p>
          </table:table-cell>
          <table:table-cell table:style-name="ce4" table:formula="of:=(70 * [.$C$5]) + [.H28]" office:value-type="float" office:value="19.2348666666667">
            <text:p>19.2348666667</text:p>
          </table:table-cell>
          <table:table-cell table:style-name="ce4" table:formula="of:=(70 * [.$C$5]) + [.I28]" office:value-type="float" office:value="15.2984666666667">
            <text:p>15.2984666667</text:p>
          </table:table-cell>
          <table:table-cell table:style-name="ce4" table:formula="of:=(70 * [.$C$5]) + [.J28]" office:value-type="float" office:value="19.5333333333333">
            <text:p>19.5333333333</text:p>
          </table:table-cell>
          <table:table-cell table:style-name="ce4" table:formula="of:=(70 * [.$C$5]) + [.K28]" office:value-type="float" office:value="15">
            <text:p>15</text:p>
          </table:table-cell>
          <table:table-cell table:style-name="ce4" table:formula="of:=(70 * [.$C$5]) + [.L28]" office:value-type="float" office:value="18.0913333333333">
            <text:p>18.0913333333</text:p>
          </table:table-cell>
          <table:table-cell table:style-name="ce4" table:formula="of:=(70 * [.$C$5]) + [.M28]" office:value-type="float" office:value="16.442">
            <text:p>16.442</text:p>
          </table:table-cell>
          <table:table-cell table:style-name="ce4" table:formula="of:=(70 * [.$C$5]) + [.N28]" office:value-type="float" office:value="17.8304466666667">
            <text:p>17.8304466667</text:p>
          </table:table-cell>
          <table:table-cell table:style-name="ce4" table:formula="of:=(70 * [.$C$5]) + [.O28]" office:value-type="float" office:value="16.7028866666667">
            <text:p>16.7028866667</text:p>
          </table:table-cell>
          <table:table-cell/>
        </table:table-row>
        <table:table-row table:style-name="ro1" table:number-rows-repeated="2">
          <table:table-cell table:number-columns-repeated="16"/>
        </table:table-row>
        <table:table-row table:style-name="ro1">
          <table:table-cell table:number-columns-repeated="2"/>
          <table:table-cell office:value-type="string">
            <text:p>Multiple:</text:p>
          </table:table-cell>
          <table:table-cell office:value-type="string">
            <text:p>Value:</text:p>
          </table:table-cell>
          <table:table-cell office:value-type="string">
            <text:p>Time Factor of 70 subtracted:</text:p>
          </table:table-cell>
          <table:table-cell table:number-columns-repeated="11"/>
        </table:table-row>
        <table:table-row table:style-name="ro1">
          <table:table-cell/>
          <table:table-cell office:value-type="float" office:value="2.4">
            <text:p>2.4</text:p>
          </table:table-cell>
          <table:table-cell office:value-type="float" office:value="1">
            <text:p>1</text:p>
          </table:table-cell>
          <table:table-cell table:formula="of:=[.B41] * [.C41]" office:value-type="float" office:value="2.4">
            <text:p>2.4</text:p>
          </table:table-cell>
          <table:table-cell/>
          <table:table-cell table:formula="of:=[.F22] - (70 * [.$C$5])" office:value-type="float" office:value="3.26666666666667">
            <text:p>3.2666666667</text:p>
          </table:table-cell>
          <table:table-cell table:style-name="ce4" table:formula="of:=[.G22] - (70 * [.$C$5])" office:value-type="float" office:value="0.6">
            <text:p>0.6</text:p>
          </table:table-cell>
          <table:table-cell table:style-name="ce4" table:formula="of:=[.H22] - (70 * [.$C$5])" office:value-type="float" office:value="3.90153333333333">
            <text:p>3.9015333333</text:p>
          </table:table-cell>
          <table:table-cell table:style-name="ce4" table:formula="of:=[.I22] - (70 * [.$C$5])" office:value-type="float" office:value="-0.0348666666666667">
            <text:p>-0.0348666667</text:p>
          </table:table-cell>
          <table:table-cell table:style-name="ce4" table:formula="of:=[.J22] - (70 * [.$C$5])" office:value-type="float" office:value="4.2">
            <text:p>4.2</text:p>
          </table:table-cell>
          <table:table-cell table:style-name="ce4" table:formula="of:=[.K22] - (70 * [.$C$5])" office:value-type="float" office:value="-0.333333333333333">
            <text:p>-0.3333333333</text:p>
          </table:table-cell>
          <table:table-cell table:style-name="ce4" table:formula="of:=[.L22] - (70 * [.$C$5])" office:value-type="float" office:value="2.758">
            <text:p>2.758</text:p>
          </table:table-cell>
          <table:table-cell table:style-name="ce4" table:formula="of:=[.M22] - (70 * [.$C$5])" office:value-type="float" office:value="1.10866666666667">
            <text:p>1.1086666667</text:p>
          </table:table-cell>
          <table:table-cell table:style-name="ce4" table:formula="of:=[.N22] - (70 * [.$C$5])" office:value-type="float" office:value="2.49711333333333">
            <text:p>2.4971133333</text:p>
          </table:table-cell>
          <table:table-cell table:style-name="ce4" table:formula="of:=[.O22] - (70 * [.$C$5])" office:value-type="float" office:value="1.36955333333333">
            <text:p>1.3695533333</text:p>
          </table:table-cell>
          <table:table-cell/>
        </table:table-row>
        <table:table-row table:style-name="ro1">
          <table:table-cell/>
          <table:table-cell office:value-type="float" office:value="2.4">
            <text:p>2.4</text:p>
          </table:table-cell>
          <table:table-cell office:value-type="float" office:value="2">
            <text:p>2</text:p>
          </table:table-cell>
          <table:table-cell table:formula="of:=[.B42] * [.C42]" office:value-type="float" office:value="4.8">
            <text:p>4.8</text:p>
          </table:table-cell>
          <table:table-cell/>
          <table:table-cell table:formula="of:=[.F23] - (70 * [.$C$5])" office:value-type="float" office:value="5.66666666666667">
            <text:p>5.6666666667</text:p>
          </table:table-cell>
          <table:table-cell table:style-name="ce4" table:formula="of:=[.G23] - (70 * [.$C$5])" office:value-type="float" office:value="3">
            <text:p>3</text:p>
          </table:table-cell>
          <table:table-cell table:style-name="ce4" table:formula="of:=[.H23] - (70 * [.$C$5])" office:value-type="float" office:value="6.30153333333333">
            <text:p>6.3015333333</text:p>
          </table:table-cell>
          <table:table-cell table:style-name="ce4" table:formula="of:=[.I23] - (70 * [.$C$5])" office:value-type="float" office:value="2.36513333333333">
            <text:p>2.3651333333</text:p>
          </table:table-cell>
          <table:table-cell table:style-name="ce4" table:formula="of:=[.J23] - (70 * [.$C$5])" office:value-type="float" office:value="6.6">
            <text:p>6.6</text:p>
          </table:table-cell>
          <table:table-cell table:style-name="ce4" table:formula="of:=[.K23] - (70 * [.$C$5])" office:value-type="float" office:value="2.06666666666667">
            <text:p>2.0666666667</text:p>
          </table:table-cell>
          <table:table-cell table:style-name="ce4" table:formula="of:=[.L23] - (70 * [.$C$5])" office:value-type="float" office:value="5.158">
            <text:p>5.158</text:p>
          </table:table-cell>
          <table:table-cell table:style-name="ce4" table:formula="of:=[.M23] - (70 * [.$C$5])" office:value-type="float" office:value="3.50866666666667">
            <text:p>3.5086666667</text:p>
          </table:table-cell>
          <table:table-cell table:style-name="ce4" table:formula="of:=[.N23] - (70 * [.$C$5])" office:value-type="float" office:value="4.89711333333333">
            <text:p>4.8971133333</text:p>
          </table:table-cell>
          <table:table-cell table:style-name="ce4" table:formula="of:=[.O23] - (70 * [.$C$5])" office:value-type="float" office:value="3.76955333333333">
            <text:p>3.7695533333</text:p>
          </table:table-cell>
          <table:table-cell/>
        </table:table-row>
        <table:table-row table:style-name="ro1">
          <table:table-cell/>
          <table:table-cell office:value-type="float" office:value="2.4">
            <text:p>2.4</text:p>
          </table:table-cell>
          <table:table-cell office:value-type="float" office:value="3">
            <text:p>3</text:p>
          </table:table-cell>
          <table:table-cell table:formula="of:=[.B43] * [.C43]" office:value-type="float" office:value="7.2">
            <text:p>7.2</text:p>
          </table:table-cell>
          <table:table-cell/>
          <table:table-cell table:formula="of:=[.F24] - (70 * [.$C$5])" office:value-type="float" office:value="8.06666666666667">
            <text:p>8.0666666667</text:p>
          </table:table-cell>
          <table:table-cell table:style-name="ce4" table:formula="of:=[.G24] - (70 * [.$C$5])" office:value-type="float" office:value="5.4">
            <text:p>5.4</text:p>
          </table:table-cell>
          <table:table-cell table:style-name="ce4" table:formula="of:=[.H24] - (70 * [.$C$5])" office:value-type="float" office:value="8.70153333333333">
            <text:p>8.7015333333</text:p>
          </table:table-cell>
          <table:table-cell table:style-name="ce4" table:formula="of:=[.I24] - (70 * [.$C$5])" office:value-type="float" office:value="4.76513333333333">
            <text:p>4.7651333333</text:p>
          </table:table-cell>
          <table:table-cell table:style-name="ce4" table:formula="of:=[.J24] - (70 * [.$C$5])" office:value-type="float" office:value="9">
            <text:p>9</text:p>
          </table:table-cell>
          <table:table-cell table:style-name="ce4" table:formula="of:=[.K24] - (70 * [.$C$5])" office:value-type="float" office:value="4.46666666666667">
            <text:p>4.4666666667</text:p>
          </table:table-cell>
          <table:table-cell table:style-name="ce4" table:formula="of:=[.L24] - (70 * [.$C$5])" office:value-type="float" office:value="7.558">
            <text:p>7.558</text:p>
          </table:table-cell>
          <table:table-cell table:style-name="ce4" table:formula="of:=[.M24] - (70 * [.$C$5])" office:value-type="float" office:value="5.90866666666667">
            <text:p>5.9086666667</text:p>
          </table:table-cell>
          <table:table-cell table:style-name="ce4" table:formula="of:=[.N24] - (70 * [.$C$5])" office:value-type="float" office:value="7.29711333333333">
            <text:p>7.2971133333</text:p>
          </table:table-cell>
          <table:table-cell table:style-name="ce4" table:formula="of:=[.O24] - (70 * [.$C$5])" office:value-type="float" office:value="6.16955333333333">
            <text:p>6.1695533333</text:p>
          </table:table-cell>
          <table:table-cell/>
        </table:table-row>
        <table:table-row table:style-name="ro1">
          <table:table-cell/>
          <table:table-cell office:value-type="float" office:value="2.4">
            <text:p>2.4</text:p>
          </table:table-cell>
          <table:table-cell office:value-type="float" office:value="4">
            <text:p>4</text:p>
          </table:table-cell>
          <table:table-cell table:formula="of:=[.B44] * [.C44]" office:value-type="float" office:value="9.6">
            <text:p>9.6</text:p>
          </table:table-cell>
          <table:table-cell/>
          <table:table-cell table:formula="of:=[.F25] - (70 * [.$C$5])" office:value-type="float" office:value="10.4666666666667">
            <text:p>10.4666666667</text:p>
          </table:table-cell>
          <table:table-cell table:style-name="ce4" table:formula="of:=[.G25] - (70 * [.$C$5])" office:value-type="float" office:value="7.8">
            <text:p>7.8</text:p>
          </table:table-cell>
          <table:table-cell table:style-name="ce4" table:formula="of:=[.H25] - (70 * [.$C$5])" office:value-type="float" office:value="11.1015333333333">
            <text:p>11.1015333333</text:p>
          </table:table-cell>
          <table:table-cell table:style-name="ce4" table:formula="of:=[.I25] - (70 * [.$C$5])" office:value-type="float" office:value="7.16513333333333">
            <text:p>7.1651333333</text:p>
          </table:table-cell>
          <table:table-cell table:style-name="ce4" table:formula="of:=[.J25] - (70 * [.$C$5])" office:value-type="float" office:value="11.4">
            <text:p>11.4</text:p>
          </table:table-cell>
          <table:table-cell table:style-name="ce4" table:formula="of:=[.K25] - (70 * [.$C$5])" office:value-type="float" office:value="6.86666666666667">
            <text:p>6.8666666667</text:p>
          </table:table-cell>
          <table:table-cell table:style-name="ce4" table:formula="of:=[.L25] - (70 * [.$C$5])" office:value-type="float" office:value="9.958">
            <text:p>9.958</text:p>
          </table:table-cell>
          <table:table-cell table:style-name="ce4" table:formula="of:=[.M25] - (70 * [.$C$5])" office:value-type="float" office:value="8.30866666666667">
            <text:p>8.3086666667</text:p>
          </table:table-cell>
          <table:table-cell table:style-name="ce4" table:formula="of:=[.N25] - (70 * [.$C$5])" office:value-type="float" office:value="9.69711333333333">
            <text:p>9.6971133333</text:p>
          </table:table-cell>
          <table:table-cell table:style-name="ce4" table:formula="of:=[.O25] - (70 * [.$C$5])" office:value-type="float" office:value="8.56955333333333">
            <text:p>8.5695533333</text:p>
          </table:table-cell>
          <table:table-cell/>
        </table:table-row>
        <table:table-row table:style-name="ro1">
          <table:table-cell/>
          <table:table-cell office:value-type="float" office:value="2.4">
            <text:p>2.4</text:p>
          </table:table-cell>
          <table:table-cell office:value-type="float" office:value="5">
            <text:p>5</text:p>
          </table:table-cell>
          <table:table-cell table:formula="of:=[.B45] * [.C45]" office:value-type="float" office:value="12">
            <text:p>12</text:p>
          </table:table-cell>
          <table:table-cell/>
          <table:table-cell table:formula="of:=[.F26] - (70 * [.$C$5])" office:value-type="float" office:value="12.8666666666667">
            <text:p>12.8666666667</text:p>
          </table:table-cell>
          <table:table-cell table:style-name="ce4" table:formula="of:=[.G26] - (70 * [.$C$5])" office:value-type="float" office:value="10.2">
            <text:p>10.2</text:p>
          </table:table-cell>
          <table:table-cell table:style-name="ce4" table:formula="of:=[.H26] - (70 * [.$C$5])" office:value-type="float" office:value="13.5015333333333">
            <text:p>13.5015333333</text:p>
          </table:table-cell>
          <table:table-cell table:style-name="ce4" table:formula="of:=[.I26] - (70 * [.$C$5])" office:value-type="float" office:value="9.56513333333333">
            <text:p>9.5651333333</text:p>
          </table:table-cell>
          <table:table-cell table:style-name="ce5" table:formula="of:=[.J26] - (70 * [.$C$5])" office:value-type="float" office:value="13.8">
            <text:p>13.8</text:p>
          </table:table-cell>
          <table:table-cell table:style-name="ce4" table:formula="of:=[.K26] - (70 * [.$C$5])" office:value-type="float" office:value="9.26666666666667">
            <text:p>9.2666666667</text:p>
          </table:table-cell>
          <table:table-cell table:style-name="ce4" table:formula="of:=[.L26] - (70 * [.$C$5])" office:value-type="float" office:value="12.358">
            <text:p>12.358</text:p>
          </table:table-cell>
          <table:table-cell table:style-name="ce4" table:formula="of:=[.M26] - (70 * [.$C$5])" office:value-type="float" office:value="10.7086666666667">
            <text:p>10.7086666667</text:p>
          </table:table-cell>
          <table:table-cell table:style-name="ce4" table:formula="of:=[.N26] - (70 * [.$C$5])" office:value-type="float" office:value="12.0971133333333">
            <text:p>12.0971133333</text:p>
          </table:table-cell>
          <table:table-cell table:style-name="ce4" table:formula="of:=[.O26] - (70 * [.$C$5])" office:value-type="float" office:value="10.9695533333333">
            <text:p>10.9695533333</text:p>
          </table:table-cell>
          <table:table-cell/>
        </table:table-row>
        <table:table-row table:style-name="ro1">
          <table:table-cell/>
          <table:table-cell office:value-type="float" office:value="2.4">
            <text:p>2.4</text:p>
          </table:table-cell>
          <table:table-cell office:value-type="float" office:value="6">
            <text:p>6</text:p>
          </table:table-cell>
          <table:table-cell table:formula="of:=[.B46] * [.C46]" office:value-type="float" office:value="14.4">
            <text:p>14.4</text:p>
          </table:table-cell>
          <table:table-cell/>
          <table:table-cell table:formula="of:=[.F27] - (70 * [.$C$5])" office:value-type="float" office:value="15.2666666666667">
            <text:p>15.2666666667</text:p>
          </table:table-cell>
          <table:table-cell table:style-name="ce4" table:formula="of:=[.G27] - (70 * [.$C$5])" office:value-type="float" office:value="12.6">
            <text:p>12.6</text:p>
          </table:table-cell>
          <table:table-cell table:style-name="ce4" table:formula="of:=[.H27] - (70 * [.$C$5])" office:value-type="float" office:value="15.9015333333333">
            <text:p>15.9015333333</text:p>
          </table:table-cell>
          <table:table-cell table:style-name="ce4" table:formula="of:=[.I27] - (70 * [.$C$5])" office:value-type="float" office:value="11.9651333333333">
            <text:p>11.9651333333</text:p>
          </table:table-cell>
          <table:table-cell table:style-name="ce4" table:formula="of:=[.J27] - (70 * [.$C$5])" office:value-type="float" office:value="16.2">
            <text:p>16.2</text:p>
          </table:table-cell>
          <table:table-cell table:style-name="ce4" table:formula="of:=[.K27] - (70 * [.$C$5])" office:value-type="float" office:value="11.6666666666667">
            <text:p>11.6666666667</text:p>
          </table:table-cell>
          <table:table-cell table:style-name="ce4" table:formula="of:=[.L27] - (70 * [.$C$5])" office:value-type="float" office:value="14.758">
            <text:p>14.758</text:p>
          </table:table-cell>
          <table:table-cell table:style-name="ce4" table:formula="of:=[.M27] - (70 * [.$C$5])" office:value-type="float" office:value="13.1086666666667">
            <text:p>13.1086666667</text:p>
          </table:table-cell>
          <table:table-cell table:style-name="ce4" table:formula="of:=[.N27] - (70 * [.$C$5])" office:value-type="float" office:value="14.4971133333333">
            <text:p>14.4971133333</text:p>
          </table:table-cell>
          <table:table-cell table:style-name="ce4" table:formula="of:=[.O27] - (70 * [.$C$5])" office:value-type="float" office:value="13.3695533333333">
            <text:p>13.3695533333</text:p>
          </table:table-cell>
          <table:table-cell/>
        </table:table-row>
        <table:table-row table:style-name="ro1">
          <table:table-cell/>
          <table:table-cell office:value-type="float" office:value="2.4">
            <text:p>2.4</text:p>
          </table:table-cell>
          <table:table-cell office:value-type="float" office:value="7">
            <text:p>7</text:p>
          </table:table-cell>
          <table:table-cell table:formula="of:=[.B47] * [.C47]" office:value-type="float" office:value="16.8">
            <text:p>16.8</text:p>
          </table:table-cell>
          <table:table-cell/>
          <table:table-cell table:formula="of:=[.F28] - (70 * [.$C$5])" office:value-type="float" office:value="17.6666666666667">
            <text:p>17.6666666667</text:p>
          </table:table-cell>
          <table:table-cell table:style-name="ce4" table:formula="of:=[.G28] - (70 * [.$C$5])" office:value-type="float" office:value="15">
            <text:p>15</text:p>
          </table:table-cell>
          <table:table-cell table:style-name="ce4" table:formula="of:=[.H28] - (70 * [.$C$5])" office:value-type="float" office:value="18.3015333333333">
            <text:p>18.3015333333</text:p>
          </table:table-cell>
          <table:table-cell table:style-name="ce4" table:formula="of:=[.I28] - (70 * [.$C$5])" office:value-type="float" office:value="14.3651333333333">
            <text:p>14.3651333333</text:p>
          </table:table-cell>
          <table:table-cell table:style-name="ce4" table:formula="of:=[.J28] - (70 * [.$C$5])" office:value-type="float" office:value="18.6">
            <text:p>18.6</text:p>
          </table:table-cell>
          <table:table-cell table:style-name="ce4" table:formula="of:=[.K28] - (70 * [.$C$5])" office:value-type="float" office:value="14.0666666666667">
            <text:p>14.0666666667</text:p>
          </table:table-cell>
          <table:table-cell table:style-name="ce4" table:formula="of:=[.L28] - (70 * [.$C$5])" office:value-type="float" office:value="17.158">
            <text:p>17.158</text:p>
          </table:table-cell>
          <table:table-cell table:style-name="ce4" table:formula="of:=[.M28] - (70 * [.$C$5])" office:value-type="float" office:value="15.5086666666667">
            <text:p>15.5086666667</text:p>
          </table:table-cell>
          <table:table-cell table:style-name="ce4" table:formula="of:=[.N28] - (70 * [.$C$5])" office:value-type="float" office:value="16.8971133333333">
            <text:p>16.8971133333</text:p>
          </table:table-cell>
          <table:table-cell table:style-name="ce4" table:formula="of:=[.O28] - (70 * [.$C$5])" office:value-type="float" office:value="15.7695533333333">
            <text:p>15.7695533333</text:p>
          </table:table-cell>
          <table:table-cell/>
        </table:table-row>
        <table:table-row table:style-name="ro1" table:number-rows-repeated="1048528">
          <table:table-cell table:number-columns-repeated="16"/>
        </table:table-row>
        <table:table-row table:style-name="ro1">
          <table:table-cell table:number-columns-repeated="16"/>
        </table:table-row>
      </table:table>
      <table:table table:name="Sheet2" table:style-name="ta1">
        <table:table-column table:style-name="co1" table:default-cell-style-name="Default"/>
        <table:table-row table:style-name="ro5">
          <table:table-cell/>
        </table:table-row>
      </table:table>
      <table:table table:name="Sheet3" table:style-name="ta1">
        <table:table-column table:style-name="co1" table:default-cell-style-name="Default"/>
        <table:table-row table:style-name="ro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3-03-05T04:29:00</meta:creation-date>
    <dc:date>2013-03-05T04:57:46</dc:date>
    <dc:creator>Ryan </dc:creator>
    <meta:editing-duration>PT15M18S</meta:editing-duration>
    <meta:editing-cycles>5</meta:editing-cycles>
    <meta:generator>LibreOffice/3.5$Linux_X86_64 LibreOffice_project/350m1$Build-403</meta:generator>
    <meta:document-statistic meta:table-count="3" meta:cell-count="313" meta:object-count="0"/>
  </office:meta>
</office:document-meta>
</file>